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cm" svg:height="9.004cm" svg:x="7.761cm" svg:y="0.266cm">
            <draw:object draw:notify-on-update-of-ranges="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variables</text:p>
          </table:table-cell>
          <table:table-cell office:value-type="string" calcext:value-type="string">
            <text:p>Time Taken (ms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833" calcext:value-type="float">
            <text:p>188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7955" calcext:value-type="float">
            <text:p>2679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57682" calcext:value-type="float">
            <text:p>64576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00-00-00</text:date>, <text:time style:data-style-name="N2" text:time-value="12:37:50.975457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31T07:54:58.290204319</meta:creation-date>
    <dc:date>2020-08-12T15:28:40.854889547</dc:date>
    <meta:editing-duration>PT22H47M59S</meta:editing-duration>
    <meta:editing-cycles>19</meta:editing-cycles>
    <meta:generator>LibreOffice/6.4.5.2$Linux_X86_64 LibreOffice_project/40$Build-2</meta:generator>
    <meta:document-statistic meta:table-count="1" meta:cell-count="2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3.454cm" svg:y="0.316cm" chart:style-name="ch2">
          <text:p>Execution time based on number of variables</text:p>
        </chart:title>
        <chart:plot-area chart:style-name="ch3" table:cell-range-address="Sheet1.A1:Sheet1.B11" chart:data-source-has-labels="both" svg:x="1.33cm" svg:y="1.275cm" svg:width="14.342cm" svg:height="6.569cm">
          <chartooo:coordinate-region svg:x="2.137cm" svg:y="1.475cm" svg:width="12.423cm" svg:height="5.722cm"/>
          <chart:axis chart:dimension="x" chart:name="primary-x" chart:style-name="ch4" chartooo:axis-type="auto">
            <chartooo:date-scale/>
            <chart:title svg:x="6.989cm" svg:y="8.024cm" chart:style-name="ch5">
              <text:p>Number of variables</text:p>
            </chart:title>
            <chart:categories table:cell-range-address="Sheet1.A2:Sheet1.A11"/>
          </chart:axis>
          <chart:axis chart:dimension="y" chart:name="primary-y" chart:style-name="ch6">
            <chart:title svg:x="0.451cm" svg:y="5.767cm" chart:style-name="ch7">
              <text:p>Time taken (ms)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(m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1">
                <text:p>1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833">
                <text:p>188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67955">
                <text:p>2679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57682">
                <text:p>6457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